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67cm" fo:min-width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83cm" fo:min-width="2.75cm"/>
      <style:paragraph-properties style:writing-mode="lr-tb"/>
    </style:style>
    <style:style style:name="gr4" style:family="graphic" style:parent-style-name="objectwithoutfill">
      <style:graphic-properties draw:marker-end="Arrowheads_20_7" draw:marker-end-width="0.3cm" draw:fill="none" draw:textarea-vertical-align="middle"/>
    </style:style>
    <style:style style:name="gr5" style:family="graphic" style:parent-style-name="objectwithoutfill">
      <style:graphic-properties draw:marker-end="Arrowheads_20_9" draw:marker-end-width="0.3cm" draw:fill="none" draw:textarea-vertical-align="middle"/>
    </style:style>
    <style:style style:name="gr6" style:family="graphic" style:parent-style-name="objectwithoutfill">
      <style:graphic-properties draw:marker-end="Arrowheads_20_10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5.25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0.26cm" fo:min-width="1.306cm" fo:wrap-option="wrap"/>
    </style:style>
    <style:style style:name="gr11" style:family="graphic" style:parent-style-name="standard">
      <style:graphic-properties draw:stroke="solid" svg:stroke-width="0.028cm" svg:stroke-color="#eeeeee" draw:marker-start="" draw:marker-start-width="0.302cm" draw:marker-start-center="false" draw:marker-end="" draw:marker-end-width="0.302cm" draw:marker-end-center="false" svg:stroke-opacity="100%" draw:stroke-linejoin="miter" draw:fill="solid" draw:fill-color="#ffffff" draw:opacity="100%" draw:textarea-horizontal-align="center" draw:textarea-vertical-align="middle" draw:auto-grow-height="false" draw:fit-to-size="false" style:shrink-to-fit="false" fo:min-height="0.741cm" fo:min-width="1.272cm" fo:padding-top="0.13cm" fo:padding-bottom="0.13cm" fo:padding-left="0.25cm" fo:padding-right="0.25cm" fo:wrap-option="wrap" draw:shadow="visible" draw:shadow-offset-x="0.141cm" draw:shadow-offset-y="0.141cm" draw:shadow-color="#cccccc" draw:shadow-opacity="100%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2.25cm" svg:x="5.5cm" svg:y="4.25cm">
          <text:p text:style-name="P1">ep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25cm" svg:height="2.117cm" svg:x="4cm" svg:y="9.25cm">
          <text:p text:style-name="P1">X = 1.2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25cm" svg:height="2.133cm" svg:x="4cm" svg:y="11.367cm">
          <text:p text:style-name="P1">e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2" draw:text-style-name="P1" draw:layer="layout" svg:width="3.25cm" svg:height="2.117cm" svg:x="5.75cm" svg:y="16.75cm">
            <text:p text:style-name="P1">X = 0.0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25cm" svg:height="2.133cm" svg:x="5.75cm" svg:y="18.867cm">
            <text:p text:style-name="P1">e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2" draw:layer="layout" draw:type="curve" svg:x1="7.125cm" svg:y1="6.5cm" svg:x2="5.625cm" svg:y2="9.25cm" draw:start-shape="id1" draw:end-shape="id2" svg:d="M7125 6500c0 2062-1500 688-1500 2750" svg:viewBox="0 0 1501 2751">
          <text:p/>
        </draw:connector>
        <draw:connector draw:style-name="gr5" draw:text-style-name="P2" draw:layer="layout" draw:type="curve" svg:x1="5.625cm" svg:y1="13.5cm" svg:x2="7.375cm" svg:y2="16.75cm" draw:start-shape="id3" draw:end-shape="id4" draw:end-glue-point="0" svg:d="M5625 13500c0 2436 1750 811 1750 3250" svg:viewBox="0 0 1751 3251">
          <text:p/>
        </draw:connector>
        <draw:connector draw:style-name="gr6" draw:text-style-name="P2" draw:layer="layout" draw:type="curve" svg:x1="7.375cm" svg:y1="21cm" svg:x2="4.048cm" svg:y2="23.336cm" draw:start-shape="id4" svg:d="M7375 21000c0 2127-3327 959-3327 2336" svg:viewBox="0 0 3328 2337">
          <text:p/>
        </draw:connector>
        <draw:frame draw:style-name="gr7" draw:text-style-name="P3" draw:layer="layout" svg:width="5.75cm" svg:height="1.75cm" svg:x="3.25cm" svg:y="23.25cm">
          <draw:text-box>
            <text:p>Null</text:p>
          </draw:text-box>
        </draw:frame>
        <draw:custom-shape draw:style-name="gr1" draw:text-style-name="P1" xml:id="id5" draw:id="id5" draw:layer="layout" svg:width="3.25cm" svg:height="2.25cm" svg:x="13cm" svg:y="4.25cm">
          <text:p text:style-name="P1">eq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25cm" svg:height="2.117cm" svg:x="15.25cm" svg:y="9.5cm">
          <text:p text:style-name="P1">X = 1.2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25cm" svg:height="2.133cm" svg:x="15.25cm" svg:y="11.617cm">
          <text:p text:style-name="P1">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4.625cm" svg:y1="6.5cm" svg:x2="16.875cm" svg:y2="9.5cm" draw:start-shape="id5" draw:end-shape="id6" svg:d="M14625 6500c0 2250 2250 750 2250 3000" svg:viewBox="0 0 2251 3001">
          <text:p/>
        </draw:connector>
        <draw:connector draw:style-name="gr5" draw:text-style-name="P2" draw:layer="layout" draw:type="curve" svg:x1="16.875cm" svg:y1="13.75cm" svg:x2="14.669cm" svg:y2="18.197cm" draw:start-shape="id7" draw:start-glue-point="2" svg:d="M16875 13750c0 3711-2206 1488-2206 4447" svg:viewBox="0 0 2207 4448">
          <text:p/>
        </draw:connector>
        <draw:frame draw:style-name="gr7" draw:text-style-name="P3" draw:layer="layout" svg:width="4.5cm" svg:height="1.75cm" svg:x="13.75cm" svg:y="18.25cm">
          <draw:text-box>
            <text:p>Null</text:p>
          </draw:text-box>
        </draw:frame>
        <draw:frame draw:style-name="gr8" draw:text-style-name="P3" draw:layer="layout" svg:width="9.75cm" svg:height="2.2cm" svg:x="10.25cm" svg:y="26.5cm">
          <draw:text-box>
            <text:p>Pratham</text:p>
            <text:p>Assignment5q1</text:p>
          </draw:text-box>
        </draw:frame>
        <draw:frame draw:style-name="gr9" draw:text-style-name="P3" draw:layer="layout" svg:width="9cm" svg:height="5.5cm" svg:x="11cm" svg:y="20.75cm">
          <draw:text-box>
            <text:p>Because of the use of malloc function value of x is initalized to 0 and e will point to Null (nil).</text:p>
          </draw:text-box>
        </draw:frame>
        <draw:custom-shape draw:style-name="gr10" draw:text-style-name="P4" draw:layer="layout" svg:width="2.75cm" svg:height="1.25cm" draw:transform="rotate (2.40803076897658) translate (10.793cm 21.2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name="Ghost 1" draw:style-name="gr11" draw:text-style-name="P6" draw:layer="layout" svg:width="1.772cm" svg:height="1cm" svg:x="4.478cm" svg:y="10.75cm">
          <text:p text:style-name="P5"><text:span text:style-name="T1">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595.7395978499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23:37:31.188205177</meta:creation-date>
    <dc:date>2023-10-06T01:03:22.859887527</dc:date>
    <meta:editing-duration>PT27M36S</meta:editing-duration>
    <meta:editing-cycles>5</meta:editing-cycles>
    <meta:generator>LibreOffice/7.3.7.2$Linux_X86_64 LibreOffice_project/30$Build-2</meta:generator>
    <meta:document-statistic meta:object-count="20"/>
  </office:meta>
</office:document-meta>
</file>